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9.148cm" table:align="left"/>
    </style:style>
    <style:style style:name="Таблица1.A" style:family="table-column">
      <style:table-column-properties style:column-width="3.769cm"/>
    </style:style>
    <style:style style:name="Таблица1.B" style:family="table-column">
      <style:table-column-properties style:column-width="5.378cm"/>
    </style:style>
    <style:style style:name="Таблица1.A1" style:family="table-cell">
      <style:table-cell-properties style:vertical-align="middle" fo:padding="0.049cm" fo:border="0.05pt solid #ff9900"/>
    </style:style>
    <style:style style:name="P1" style:family="paragraph" style:parent-style-name="Standard">
      <style:text-properties fo:language="uk" fo:country="UA" officeooo:rsid="001618a2" officeooo:paragraph-rsid="001618a2"/>
    </style:style>
    <style:style style:name="P2" style:family="paragraph" style:parent-style-name="Standard">
      <style:text-properties style:font-name="Times New Roman" fo:font-size="14pt" fo:language="uk" fo:country="UA" officeooo:rsid="001618a2" officeooo:paragraph-rsid="001618a2" style:font-size-asian="14pt" style:font-size-complex="14pt"/>
    </style:style>
    <style:style style:name="P3" style:family="paragraph" style:parent-style-name="Table_20_Contents">
      <style:paragraph-properties fo:margin-top="0cm" fo:margin-bottom="0.499cm" loext:contextual-spacing="false" fo:text-align="center" style:justify-single-word="false" fo:padding="0cm" fo:border="none"/>
    </style:style>
    <style:style style:name="P4" style:family="paragraph" style:parent-style-name="Table_20_Contents">
      <style:paragraph-properties fo:margin-top="0cm" fo:margin-bottom="0.499cm" loext:contextual-spacing="false" fo:text-align="center" style:justify-single-word="false" fo:padding="0cm" fo:border="none"/>
      <style:text-properties fo:font-size="16pt"/>
    </style:style>
    <style:style style:name="P5" style:family="paragraph" style:parent-style-name="Text_20_body">
      <style:text-properties fo:language="uk" fo:country="UA" officeooo:rsid="001618a2" officeooo:paragraph-rsid="001618a2"/>
    </style:style>
    <style:style style:name="P6" style:family="paragraph" style:parent-style-name="Text_20_body">
      <style:text-properties style:font-name="Times New Roman" fo:font-size="14pt" fo:language="uk" fo:country="UA" officeooo:rsid="001618a2" officeooo:paragraph-rsid="001618a2" style:font-size-asian="14pt" style:font-size-complex="14pt"/>
    </style:style>
    <style:style style:name="P7" style:family="paragraph" style:parent-style-name="Text_20_body">
      <style:text-properties officeooo:paragraph-rsid="001618a2"/>
    </style:style>
    <style:style style:name="P8" style:family="paragraph" style:parent-style-name="Text_20_body">
      <style:text-properties fo:font-variant="normal" fo:text-transform="none" fo:color="#000000" style:font-name="Times New Roman" fo:font-size="12.6000003814697pt" fo:letter-spacing="normal" fo:language="uk" fo:country="UA" fo:font-style="normal" fo:font-weight="normal" officeooo:rsid="001618a2" officeooo:paragraph-rsid="001618a2" style:font-size-asian="14pt" style:font-size-complex="14pt"/>
    </style:style>
    <style:style style:name="P9" style:family="paragraph" style:parent-style-name="Text_20_body">
      <style:text-properties fo:font-variant="normal" fo:text-transform="none" fo:color="#000000" style:font-name="Times New Roman" fo:font-size="14pt" fo:letter-spacing="normal" fo:language="uk" fo:country="UA" officeooo:rsid="001618a2" officeooo:paragraph-rsid="001618a2" style:font-size-asian="14pt" style:font-size-complex="14pt"/>
    </style:style>
    <style:style style:name="P10" style:family="paragraph" style:parent-style-name="Text_20_body">
      <style:text-properties fo:font-variant="normal" fo:text-transform="none" fo:color="#000000" style:font-name="Times New Roman" fo:font-size="14pt" fo:letter-spacing="normal" fo:language="uk" fo:country="UA" fo:font-weight="bold" officeooo:rsid="001618a2" officeooo:paragraph-rsid="001618a2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variant="normal" fo:text-transform="none" fo:color="#000000" style:font-name="Times New Roman" fo:font-size="14pt" fo:letter-spacing="normal" fo:language="uk" fo:country="UA" fo:font-style="normal" fo:font-weight="normal" officeooo:rsid="001618a2" officeooo:paragraph-rsid="001618a2" style:font-size-asian="14pt" style:font-size-complex="14pt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letter-spacing="normal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uk" fo:country="UA" officeooo:rsid="001618a2" style:font-size-asian="14pt" style:font-size-complex="14pt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.6000003814697pt" fo:letter-spacing="normal" fo:font-style="normal" fo:font-weight="normal"/>
    </style:style>
    <style:style style:name="P1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.6000003814697pt" fo:letter-spacing="normal" fo:font-style="normal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.6000003814697pt" fo:letter-spacing="normal" fo:language="ru" fo:country="RU" fo:font-style="normal" fo:font-weight="normal" officeooo:rsid="001b0e9d" officeooo:paragraph-rsid="001b0e9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text-align="end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style:font-name="Times New Roman" fo:font-size="14pt" fo:language="uk" fo:country="UA" officeooo:rsid="001618a2" style:font-size-asian="14pt" style:font-size-complex="14pt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bold" officeooo:rsid="001b0e9d" officeooo:paragraph-rsid="001b0e9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bold" officeooo:rsid="001dbf55" officeooo:paragraph-rsid="001dbf55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style:font-name="Times New Roman" fo:font-size="14pt" fo:language="ru" fo:country="RU" fo:font-weight="normal" officeooo:rsid="001dbf55" officeooo:paragraph-rsid="001dbf55" style:font-size-asian="14pt" style:font-weight-asian="normal" style:font-size-complex="14pt" style:font-weight-complex="normal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style:font-name="Roboto" fo:font-style="normal" fo:font-weight="normal"/>
    </style:style>
    <style:style style:name="T4" style:family="text">
      <style:text-properties style:font-name="Roboto" fo:font-size="12.6000003814697pt" fo:font-style="normal" fo:font-weight="normal"/>
    </style:style>
    <style:style style:name="T5" style:family="text">
      <style:text-properties fo:font-size="12.6000003814697pt" fo:font-style="normal" fo:font-weight="normal"/>
    </style:style>
    <style:style style:name="T6" style:family="text">
      <style:text-properties fo:font-variant="normal" fo:text-transform="none" fo:color="#000000" style:font-name="Roboto" fo:font-size="12.6000003814697pt" fo:letter-spacing="normal" fo:font-style="normal"/>
    </style:style>
    <style:style style:name="T7" style:family="text">
      <style:text-properties fo:font-variant="normal" fo:text-transform="none" fo:color="#000000" style:font-name="Roboto" fo:font-size="12.6000003814697pt" fo:letter-spacing="normal" fo:font-style="normal" fo:font-weight="normal"/>
    </style:style>
    <style:style style:name="T8" style:family="text">
      <style:text-properties fo:font-variant="normal" fo:text-transform="none" fo:color="#000000" style:font-name="Roboto" fo:font-size="12.6000003814697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style:font-name="Roboto" fo:font-size="12.6000003814697pt" fo:letter-spacing="normal" fo:language="uk" fo:country="UA" fo:font-style="normal"/>
    </style:style>
    <style:style style:name="T10" style:family="text">
      <style:text-properties fo:font-variant="normal" fo:text-transform="none" fo:color="#000000" style:font-name="Roboto" fo:letter-spacing="normal" fo:font-style="normal" fo:font-weight="normal"/>
    </style:style>
    <style:style style:name="T11" style:family="text">
      <style:text-properties fo:font-variant="normal" fo:text-transform="none" fo:color="#000000" style:font-name="Roboto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Roboto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000000" style:font-name="Roboto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fo:font-size="12.6000003814697pt" fo:letter-spacing="normal" fo:font-style="normal" fo:font-weight="normal"/>
    </style:style>
    <style:style style:name="T15" style:family="text">
      <style:text-properties fo:font-variant="normal" fo:text-transform="none" fo:color="#000000" fo:font-size="12.6000003814697pt" fo:letter-spacing="normal" fo:language="uk" fo:country="UA" fo:font-style="normal"/>
    </style:style>
    <style:style style:name="T16" style:family="text">
      <style:text-properties fo:font-variant="normal" fo:text-transform="none" fo:color="#000000" style:font-name="Times New Roman" fo:font-size="12.6000003814697pt" fo:letter-spacing="normal" fo:font-style="normal"/>
    </style:style>
    <style:style style:name="T17" style:family="text">
      <style:text-properties fo:font-variant="normal" fo:text-transform="none" fo:color="#000000" style:font-name="Times New Roman" fo:font-size="12.6000003814697pt" fo:letter-spacing="normal" fo:font-style="normal" fo:font-weight="normal"/>
    </style:style>
    <style:style style:name="T18" style:family="text">
      <style:text-properties fo:font-variant="normal" fo:text-transform="none" fo:color="#000000" style:font-name="Times New Roman" fo:font-size="12.6000003814697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Times New Roman" fo:letter-spacing="normal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normal" officeooo:rsid="00179950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officeooo:rsid="00179950" style:font-size-asian="14pt" style:font-size-complex="14pt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618a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language="ru" fo:country="RU" fo:font-style="normal" officeooo:rsid="001618a2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officeooo:rsid="001618a2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language="uk" fo:country="UA" fo:font-style="normal" officeooo:rsid="001618a2" style:font-size-asian="14pt" style:font-size-complex="14pt"/>
    </style:style>
    <style:style style:name="T30" style:family="text">
      <style:text-properties fo:font-variant="normal" fo:text-transform="none" fo:color="#000000" style:font-name="Times New Roman" fo:font-size="14pt" fo:letter-spacing="normal" fo:language="uk" fo:country="UA" fo:font-style="normal" fo:font-weight="bold" officeooo:rsid="001618a2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32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00000" fo:font-size="14pt" fo:letter-spacing="normal" fo:font-style="normal" fo:font-weight="normal" officeooo:rsid="00179950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fo:font-size="14pt" fo:letter-spacing="normal" fo:font-style="normal" officeooo:rsid="00179950" style:font-size-asian="14pt" style:font-size-complex="14pt"/>
    </style:style>
    <style:style style:name="T35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00" fo:font-size="14pt" fo:letter-spacing="normal" style:font-size-asian="14pt" style:font-size-complex="14pt"/>
    </style:style>
    <style:style style:name="T37" style:family="text">
      <style:text-properties fo:font-variant="normal" fo:text-transform="none" fo:color="#000000" fo:letter-spacing="normal"/>
    </style:style>
    <style:style style:name="T3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000000" fo:letter-spacing="normal" fo:font-style="normal" fo:font-weight="normal"/>
    </style:style>
    <style:style style:name="T40" style:family="text">
      <style:text-properties fo:font-variant="normal" fo:text-transform="none" fo:color="#000000" fo:letter-spacing="normal" fo:language="uk" fo:country="UA" fo:font-style="normal"/>
    </style:style>
    <style:style style:name="T41" style:family="text">
      <style:text-properties fo:font-variant="normal" fo:text-transform="none" style:font-name="Times New Roman" fo:letter-spacing="normal" fo:language="ru" fo:country="RU" fo:font-style="normal"/>
    </style:style>
    <style:style style:name="T42" style:family="text">
      <style:text-properties fo:font-variant="normal" fo:text-transform="none" style:font-name="Times New Roman" fo:font-size="12.6000003814697pt" fo:letter-spacing="normal" fo:font-style="normal" fo:font-weight="normal"/>
    </style:style>
    <style:style style:name="T43" style:family="text">
      <style:text-properties officeooo:rsid="00179950"/>
    </style:style>
    <style:style style:name="T44" style:family="text">
      <style:text-properties fo:font-size="16pt"/>
    </style:style>
    <style:style style:name="T45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.10.21 2-Б клас ЯДС Заярнюк С. А. Чи зустрічається світло з тінню. Природні і штучні джерела світла. Правила поводження з вогнем.</text:p>
      <text:p text:style-name="P1">Хід уроку</text:p>
      <text:p text:style-name="P1"/>
      <text:p text:style-name="P5"><text:span text:style-name="Strong_20_Emphasis">1. </text:span><text:span text:style-name="Strong_20_Emphasis"><text:span text:style-name="T21"><text:s/></text:span></text:span><text:span text:style-name="Strong_20_Emphasis"><text:span text:style-name="T25">Актуалізація опорних знань</text:span></text:span></text:p>
      <text:p text:style-name="P13">— <text:span text:style-name="T2">Відгадайте загадку.</text:span></text:p>
      <text:p text:style-name="P13">• <text:span text:style-name="T2">Вдень у небі гуляє,</text:span></text:p>
      <text:p text:style-name="P19"><text:span text:style-name="T20">А ввечері на землю сідає. (</text:span><text:span text:style-name="Emphasis"><text:span text:style-name="T20">Сонце.</text:span></text:span><text:span text:style-name="T20">)</text:span></text:p>
      <text:p text:style-name="P13">— <text:span text:style-name="T2">Що ви знаєте про Сонце, його значення для життя на Землі?</text:span></text:p>
      <text:p text:style-name="P13">— <text:span text:style-name="T2">Чи однаково світить і гріє Сонце у різні частини доби?</text:span></text:p>
      <text:p text:style-name="P20"><text:span text:style-name="Strong_20_Emphasis"><text:span text:style-name="T22">2</text:span></text:span><text:span text:style-name="Strong_20_Emphasis"><text:span text:style-name="T21">. </text:span></text:span><text:span text:style-name="Strong_20_Emphasis"><text:span text:style-name="T25">Повідомлення теми та мети уроку</text:span></text:span></text:p>
      <text:p text:style-name="P13">— <text:span text:style-name="T2">Як ви вважаєте, якою буде тема нашого уроку? Чому?</text:span></text:p>
      <text:p text:style-name="P13">— <text:span text:style-name="T2">Сьогодні ми більше дізнаємося про Сонце як джерело світла на Землі.</text:span></text:p>
      <text:p text:style-name="P7"><text:span text:style-name="Strong_20_Emphasis"><text:span text:style-name="T26">3.</text:span></text:span><text:span text:style-name="Strong_20_Emphasis"><text:span text:style-name="T28"> </text:span></text:span><text:span text:style-name="Strong_20_Emphasis"><text:span text:style-name="T30">Вивчення нового матеріалу</text:span></text:span></text:p>
      <text:p text:style-name="P19"><text:span text:style-name="Emphasis"><text:span text:style-name="T17">Робота за підручником (с. 80)</text:span></text:span></text:p>
      <text:p text:style-name="P19"><text:span text:style-name="T19">— </text:span><text:span text:style-name="T17">Прочитайте, про що йдеться у загадці. (</text:span><text:span text:style-name="Emphasis"><text:span text:style-name="T17">Про сонячний промінь.</text:span></text:span><text:span text:style-name="T17">)</text:span></text:p>
      <text:p text:style-name="P19"><text:span text:style-name="Emphasis"><text:span text:style-name="T17">Літературна хвилинка</text:span></text:span></text:p>
      <text:p text:style-name="P12">— <text:span text:style-name="T5">Послухайте казку.</text:span></text:p>
      <text:p text:style-name="P17">СОНЯЧНІ ЗАЙЧИКИ</text:p>
      <text:p text:style-name="P16">Тікав Зайчик лісом від Лисички, вибіг на галявину, заховався під Кущиком, вушка піджав, тремтить бідненький. Кущик питає його:</text:p>
      <text:p text:style-name="P12">— <text:span text:style-name="T5">Чого ти злякався, Зайчику?</text:span></text:p>
      <text:p text:style-name="P12">— <text:span text:style-name="T5">Мене Лисичка хоче з'їсти.</text:span></text:p>
      <text:p text:style-name="P12">— <text:span text:style-name="T5">Не бійся, я тебе сховаю.</text:span></text:p>
      <text:p text:style-name="P8">Вибігає на галявину Лисичка та й питає у Кущика:</text:p>
      <text:p text:style-name="P12">— <text:span text:style-name="T5">Кущику, Кущику, ти не бачив тут Зайчика?</text:span></text:p>
      <text:p text:style-name="P9">— <text:span text:style-name="T5">Так їх тут дуже багато, — відповідає Кущик. — Он, дивись, побіг один.</text:span></text:p>
      <text:p text:style-name="P16">Лисичка глянула на галявинку, а там під кожною травинкою, під кожною квіточкою ховався Зайчик. Зраділа Лисичка, стриб за одним, стриб за другим — упіймати не може. Так стрибала вона цілий день, аж до вечора. Втомилась та й пішла додому ні з чим.</text:p>
      <text:p text:style-name="P9">— <text:span text:style-name="T5">Ну, вуханчику, кажи «дякую» Сонечку. Ох і погралося воно з Лисичкою, — усміхнувся Кущик. — А до чого тут Сонечко? — запитав Зайчик.</text:span></text:p>
      <text:p text:style-name="P12">— <text:span text:style-name="T5">То ж були Сонячні зайчики! Так Сонечко врятувало Зайчика від Лисички.</text:span></text:p>
      <text:p text:style-name="P21"><text:soft-page-break/><text:span text:style-name="Emphasis"><text:span text:style-name="T17">В. Сметанкін</text:span></text:span></text:p>
      <text:p text:style-name="P12">— <text:span text:style-name="T5">Чому Лисичка не змогла зловити жодного Зайчика?</text:span></text:p>
      <text:p text:style-name="P12">— <text:span text:style-name="T5">А чи змогли б ви зловити? Перевірмо!</text:span></text:p>
      <text:p text:style-name="P19"><text:span text:style-name="Emphasis"><text:span text:style-name="T18">Дослідження-спостереження</text:span></text:span></text:p>
      <text:p text:style-name="P16"><text:span text:style-name="T43">З</text:span>а допомогою люстерка <text:span text:style-name="T43">постерыгайте</text:span>, як сонячний «зайчик» стрибає по стелі, стіні, <text:s/>тощо. </text:p>
      <text:p text:style-name="P19"><text:span text:style-name="T19">— </text:span><text:span text:style-name="T17">Як ми утворили сонячного «зайчика»? Що нам допомогло це зробити? (</text:span><text:span text:style-name="Emphasis"><text:span text:style-name="T17">Сонце, сонячний промінець.</text:span></text:span><text:span text:style-name="T17">)</text:span></text:p>
      <text:p text:style-name="P10"> <text:span text:style-name="T1">Відгадайте загадку.</text:span></text:p>
      <text:p text:style-name="P13">• <text:span text:style-name="T2">Хоч ніхто мене не сіє,</text:span></text:p>
      <text:p text:style-name="P14">Але кожен розуміє:</text:p>
      <text:p text:style-name="P14">Дочекаюся світанку —</text:p>
      <text:p text:style-name="P19"><text:span text:style-name="T20">Й зійду в небі спозаранку. (</text:span><text:span text:style-name="Emphasis"><text:span text:style-name="T20">Сонце.</text:span></text:span><text:span text:style-name="T20">)</text:span></text:p>
      <text:p text:style-name="P19"><text:span text:style-name="T31">— </text:span><text:span text:style-name="T20">Що дає нам сонце? (</text:span><text:span text:style-name="Emphasis"><text:span text:style-name="T20">Світло, тепло.</text:span></text:span><text:span text:style-name="T20">)</text:span></text:p>
      <text:p text:style-name="P13">— <text:span text:style-name="T2">Які ще є джерела світла?</text:span></text:p>
      <text:p text:style-name="P19"><text:span text:style-name="T20"><text:s/>(</text:span><text:span text:style-name="Emphasis"><text:span text:style-name="T20">Зорі, Місяць, свічка, ліхтарик, багаття, електрична лампочка тощо.</text:span></text:span><text:span text:style-name="T20">)</text:span></text:p>
      <text:p text:style-name="P19"><text:span text:style-name="Emphasis"><text:span text:style-name="T20">Робота за підручником (с. 80)</text:span></text:span></text:p>
      <text:p text:style-name="P6"><text:span text:style-name="Emphasis"><text:span text:style-name="T7">Наприклад</text:span></text:span><text:span text:style-name="T7">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text:span text:style-name="Emphasis"><text:span text:style-name="T44">Природні</text:span></text:span></text:p>
          </table:table-cell>
          <table:table-cell table:style-name="Таблица1.A1" office:value-type="string">
            <text:p text:style-name="P3"><text:span text:style-name="Emphasis"><text:span text:style-name="T44">Штучні</text:span></text:span></text:p>
          </table:table-cell>
        </table:table-row>
        <table:table-row>
          <table:table-cell table:style-name="Таблица1.A1" office:value-type="string">
            <text:p text:style-name="P4">Сонце</text:p>
          </table:table-cell>
          <table:table-cell table:style-name="Таблица1.A1" office:value-type="string">
            <text:p text:style-name="P4">вогнище</text:p>
          </table:table-cell>
        </table:table-row>
        <table:table-row>
          <table:table-cell table:style-name="Таблица1.A1" office:value-type="string">
            <text:p text:style-name="P4">Місяць</text:p>
          </table:table-cell>
          <table:table-cell table:style-name="Таблица1.A1" office:value-type="string">
            <text:p text:style-name="P4">електрична лампочка</text:p>
          </table:table-cell>
        </table:table-row>
        <table:table-row>
          <table:table-cell table:style-name="Таблица1.A1" office:value-type="string">
            <text:p text:style-name="P4">зорі</text:p>
          </table:table-cell>
          <table:table-cell table:style-name="Таблица1.A1" office:value-type="string">
            <text:p text:style-name="P4">ліхтарик</text:p>
          </table:table-cell>
        </table:table-row>
        <table:table-row>
          <table:table-cell table:style-name="Таблица1.A1" office:value-type="string">
            <text:p text:style-name="P4">Полярне сяйво</text:p>
          </table:table-cell>
          <table:table-cell table:style-name="Таблица1.A1" office:value-type="string">
            <text:p text:style-name="P4">свічка</text:p>
          </table:table-cell>
        </table:table-row>
        <table:table-row>
          <table:table-cell table:style-name="Таблица1.A1" office:value-type="string">
            <text:p text:style-name="P4">світлячки</text:p>
          </table:table-cell>
          <table:table-cell table:style-name="Таблица1.A1" office:value-type="string">
            <text:p text:style-name="P4">лазер</text:p>
          </table:table-cell>
        </table:table-row>
      </table:table>
      <text:p text:style-name="P2"/>
      <text:p text:style-name="P6"><text:span text:style-name="Emphasis"><text:span text:style-name="T38">Висновок</text:span></text:span><text:span text:style-name="Emphasis"><text:span text:style-name="T39">.</text:span></text:span><text:span text:style-name="T39"> Сонце — головне джерело світла й тепла на Землі. Світло — необхідна умова життя рослин, тварин і людини.</text:span></text:p>
      <text:p text:style-name="P19"><text:span text:style-name="Emphasis"><text:span text:style-name="T25">Фізкультхвилинка</text:span></text:span></text:p>
      <text:p text:style-name="P22"><text:soft-page-break/><text:a xlink:type="simple" xlink:href="https://www.youtube.com/watch?v=zPMryG8fqNY" text:style-name="Internet_20_link" text:visited-style-name="Visited_20_Internet_20_Link">https://www.youtube.com/watch?v=zPMryG8fqNY</text:a></text:p>
      <text:p text:style-name="P22"><text:span text:style-name="Emphasis"><text:span text:style-name="T14">Вправа «Корисний — шкідливий». </text:span></text:span></text:p>
      <text:p text:style-name="P12">— <text:span text:style-name="T5">Яким джерелом світла є вогнище?</text:span></text:p>
      <text:p text:style-name="P12">— <text:span text:style-name="T5">Чим вогонь корисний, а чим — небезпечний?</text:span></text:p>
      <text:p text:style-name="P12">— <text:span text:style-name="T5">Чого він «боїться»?</text:span></text:p>
      <text:p text:style-name="P12"><text:a xlink:type="simple" xlink:href="https://www.youtube.com/watch?v=LBL7rCP50p8" text:style-name="Internet_20_link" text:visited-style-name="Visited_20_Internet_20_Link"><text:span text:style-name="T5">https://www.youtube.com/watch?v=LBL7rCP50p8</text:span></text:a></text:p>
      <text:p text:style-name="P12"><text:span text:style-name="T5"/></text:p>
      <text:p text:style-name="P22"><text:span text:style-name="T37">• </text:span><text:span text:style-name="T14">Вогонь — друг! Колись у давнину люди не вміли користуватись вогнем. Холодною зимою вони не могли зігрітись, а їжу споживали сирою. Та коли люди навчились приборкувати цю природну силу, то вони отримали відразу і світло вночі, і тепло взимку, і смачну їжу.</text:span> </text:p>
      <text:p text:style-name="P15"> <text:span text:style-name="T5">Без вогню неможливе життя на землі. Він потрібен всюди: вдома, в школі, на заводах і фабриках. Навіть польоти реактивних лайнерів і космічних кораблів стали можливими лише тоді, коли людина освоїла й уміло почала використовувати могутню силу вогню.</text:span></text:p>
      <text:p text:style-name="P12">• <text:span text:style-name="T5">Вогонь — ворог. Вогонь може стати і жорстоким ворогом, якщо з ним необережно поводитись, він виходить з-під контролю людини, може знищити міста і села, будинки, ліси, урожаї, — все, що зустрінеться на його шляху. Часто у вогні пожеж гинуть люди.</text:span></text:p>
      <text:p text:style-name="P12">• <text:span text:style-name="T5">Щороку в світі трапляється близько 5 млн пожеж. В Україні щодня трапляється близько 120 пожеж. Приблизно кожна шоста-восьма пожежа в нашій країні виникає через пустощі дітей, їхнє невміле, необережне поводження з вогнем. Кожен п'ятий, що загинув під час пожежі — неповнолітній. За цією статистикою — трагедії багатьох людей, збитки державі у мільйони гривень. Пожежа — це лихо, яке завдає шкоди.</text:span></text:p>
      <text:p text:style-name="P23">Робота в друкованому зошит<text:span text:style-name="T45">і стр. 31-34.</text:span></text:p>
      <text:p text:style-name="P18"><text:span text:style-name="T45">Для уникнення пожежі в лісі <text:s/>правила поводження з вогнем.</text:span></text:p>
      <text:p text:style-name="P16">1. На території лісового фонду багаття розкладати дозволено на спеціально обладнаних ділянках зон і місць відпочинку.</text:p>
      <text:p text:style-name="P16">2. Перш ніж розкласти вогонь на галявині, у визначеному для цього місці знімають дернину і відносять її вбік. На галявині виривають суху траву.</text:p>
      <text:p text:style-name="P16">3. Викопайте неглибоку ямку і в ній розкладіть багаття. Бажано це робити біля річки чи якоїсь водойми.</text:p>
      <text:p text:style-name="P16">4. Багаття не повинно бути занадто великим: полум'я може пошкодити розташовані поблизу дерева та кущі, а також може виникнути пожежа.</text:p>
      <text:p text:style-name="P16">5. Коли потреба у вогні зникає, його гасять, заливаючи водою або закидаючи землею, а дернину кладуть на місце.</text:p>
      <text:p text:style-name="P24"><text:span text:style-name="T45">Домашня робота</text:span></text:p>
      <text:p text:style-name="P25"><text:soft-page-break/><text:span text:style-name="T45">Навчитися викликати пожежну службу.</text:span></text:p>
      <text:p text:style-name="P25"><text:span text:style-name="Emphasis"><text:span text:style-name="T40">Наприклад:</text:span></text:span></text:p>
      <text:p text:style-name="P13">— <text:span text:style-name="T2">Алло! Пожежна служба! Що у вас сталося?</text:span></text:p>
      <text:p text:style-name="P13">— <text:span text:style-name="T2">У нас пожежа.</text:span></text:p>
      <text:p text:style-name="P13">— <text:span text:style-name="T2">Назвіть свою адресу.</text:span></text:p>
      <text:p text:style-name="P13">— <text:span text:style-name="T2">Вулиця Миру, 38.</text:span></text:p>
      <text:p text:style-name="P13">— <text:span text:style-name="T2">Назвіть себе!</text:span></text:p>
      <text:p text:style-name="P13">— <text:span text:style-name="T2">Олексієнко Володимир, мій номер телефону — 097 ...</text:span></text:p>
      <text:p text:style-name="P25"><text:span text:style-name="T4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9T09:43:35.984000000</meta:creation-date>
    <dc:date>2021-10-19T11:12:09.255000000</dc:date>
    <meta:editing-duration>PT8M43S</meta:editing-duration>
    <meta:editing-cycles>2</meta:editing-cycles>
    <meta:generator>LibreOffice/6.3.4.2$Windows_X86_64 LibreOffice_project/60da17e045e08f1793c57c00ba83cdfce946d0aa</meta:generator>
    <meta:document-statistic meta:table-count="1" meta:image-count="0" meta:object-count="0" meta:page-count="4" meta:paragraph-count="83" meta:word-count="695" meta:character-count="4616" meta:non-whitespace-character-count="3949"/>
  </office:meta>
</office:document-meta>
</file>